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cm" style:rel-width="100%" style:page-number="auto" fo:break-before="auto" fo:break-after="auto" table:align="center" style:writing-mode="page"/>
    </style:style>
    <style:style style:name="Таблица50.A" style:family="table-column">
      <style:table-column-properties style:column-width="14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4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cm" style:rel-column-width="3967*"/>
    </style:style>
    <style:style style:name="Таблица1.B" style:family="table-column">
      <style:table-column-properties style:column-width="7.003cm" style:rel-column-width="3970*"/>
    </style:style>
    <style:style style:name="Таблица1.1" style:family="table-row">
      <style:table-row-properties style:min-row-height="4.401cm" fo:keep-together="auto"/>
    </style:style>
    <style:style style:name="Таблица1.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cm" style:rel-width="100%" style:page-number="auto" fo:break-before="auto" fo:break-after="auto" table:align="center" style:writing-mode="page"/>
    </style:style>
    <style:style style:name="Таблица51.A" style:family="table-column">
      <style:table-column-properties style:column-width="14cm" style:rel-column-width="7937*"/>
    </style:style>
    <style:style style:name="Таблица51.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4c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cm" style:rel-column-width="3967*"/>
    </style:style>
    <style:style style:name="Таблица2.B" style:family="table-column">
      <style:table-column-properties style:column-width="7.003c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cm" fo:margin-bottom="0c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14"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16" style:family="paragraph" style:parent-style-name="Standard">
      <style:text-properties style:font-name="Liberation Serif4" fo:font-size="9pt" style:font-size-asian="9pt" style:font-size-complex="9pt"/>
    </style:style>
    <style:style style:name="P17" style:family="paragraph" style:parent-style-name="Standard">
      <style:paragraph-properties fo:line-height="150%"/>
      <style:text-properties style:font-name="Liberation Serif4" fo:font-size="9pt" officeooo:paragraph-rsid="0058f8b8" style:font-size-asian="9pt" style:font-size-complex="9pt"/>
    </style:style>
    <style:style style:name="P18" style:family="paragraph" style:parent-style-name="Standard">
      <style:text-properties style:font-name="Liberation Serif4" fo:font-size="9pt" officeooo:paragraph-rsid="0058f8b8" style:font-size-asian="9pt" style:font-size-complex="9pt"/>
    </style:style>
    <style:style style:name="P19" style:family="paragraph" style:parent-style-name="Standard">
      <style:text-properties style:font-name="Liberation Serif4" fo:font-size="9pt" officeooo:rsid="015db5f0" officeooo:paragraph-rsid="015db5f0" style:font-size-asian="9pt" style:font-size-complex="9pt"/>
    </style:style>
    <style:style style:name="P20" style:family="paragraph" style:parent-style-name="Standard">
      <style:paragraph-properties fo:line-height="0.688cm"/>
      <style:text-properties style:font-name="Liberation Serif4" fo:font-size="9pt" style:font-size-asian="9pt" style:font-size-complex="9pt"/>
    </style:style>
    <style:style style:name="P21" style:family="paragraph" style:parent-style-name="Standard">
      <style:paragraph-properties fo:line-height="100%"/>
      <style:text-properties style:font-name="Liberation Serif4" fo:font-size="9pt" style:font-size-asian="9pt" style:font-size-complex="9pt"/>
    </style:style>
    <style:style style:name="P22" style:family="paragraph" style:parent-style-name="Standard">
      <style:paragraph-properties fo:line-height="100%"/>
      <style:text-properties style:font-name="Liberation Serif4" fo:font-size="9pt" officeooo:paragraph-rsid="0058f8b8" style:font-size-asian="9pt" style:font-size-complex="9pt"/>
    </style:style>
    <style:style style:name="P23"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4" style:family="paragraph" style:parent-style-name="Standard">
      <style:paragraph-properties fo:line-height="0.847cm"/>
      <style:text-properties style:font-name="Liberation Serif4" fo:font-weight="bold" officeooo:paragraph-rsid="0058f8b8" style:font-weight-asian="bold" style:font-weight-complex="bold"/>
    </style:style>
    <style:style style:name="P25"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6"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7"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9"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0"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1" style:family="paragraph" style:parent-style-name="Информация_20_о_20_журнале">
      <style:paragraph-properties fo:margin-left="0.15cm" fo:margin-right="0cm" fo:text-indent="0cm" style:auto-text-indent="false" style:writing-mode="page"/>
      <style:text-properties officeooo:rsid="0150feda" officeooo:paragraph-rsid="0150feda"/>
    </style:style>
    <style:style style:name="P32" style:family="paragraph" style:parent-style-name="Информация_20_о_20_журнале">
      <loext:graphic-properties draw:fill="none"/>
      <style:paragraph-properties fo:margin-left="0.15cm" fo:margin-right="0cm" fo:text-indent="0cm" style:auto-text-indent="false" fo:background-color="transparent" style:writing-mode="page"/>
    </style:style>
    <style:style style:name="P33" style:family="paragraph" style:parent-style-name="Информация_20_о_20_журнале">
      <style:paragraph-properties fo:margin-left="0.15cm" fo:margin-right="0cm" fo:text-indent="0cm" style:auto-text-indent="false"/>
    </style:style>
    <style:style style:name="P34" style:family="paragraph" style:parent-style-name="Информация_20_о_20_журнале">
      <style:paragraph-properties fo:margin-left="0.15cm" fo:margin-right="0cm" fo:margin-top="0cm" fo:margin-bottom="0cm" loext:contextual-spacing="false" fo:text-indent="0cm" style:auto-text-indent="false"/>
      <style:text-properties officeooo:paragraph-rsid="01ab5545"/>
    </style:style>
    <style:style style:name="P35"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50feda"/>
    </style:style>
    <style:style style:name="P36"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ab5545"/>
    </style:style>
    <style:style style:name="P37" style:family="paragraph" style:parent-style-name="Информация_20_о_20_журнале">
      <style:paragraph-properties fo:margin-left="0cm" fo:margin-right="0.15cm" fo:text-indent="0cm" style:auto-text-indent="false" style:writing-mode="page"/>
    </style:style>
    <style:style style:name="P38" style:family="paragraph" style:parent-style-name="Информация_20_о_20_журнале">
      <loext:graphic-properties draw:fill="none"/>
      <style:paragraph-properties fo:margin-left="0cm" fo:margin-right="0.15cm" fo:text-indent="0cm" style:auto-text-indent="false" fo:background-color="transparent" style:writing-mode="page"/>
    </style:style>
    <style:style style:name="P39" style:family="paragraph" style:parent-style-name="Информация_20_о_20_журнале">
      <style:paragraph-properties fo:margin-left="0cm" fo:margin-right="0.15cm" fo:text-indent="0cm" style:auto-text-indent="false" style:writing-mode="page"/>
      <style:text-properties officeooo:paragraph-rsid="018dc166"/>
    </style:style>
    <style:style style:name="P40" style:family="paragraph" style:parent-style-name="Информация_20_о_20_журнале">
      <style:paragraph-properties fo:margin-left="0cm" fo:margin-right="0.15cm" fo:margin-top="0cm" fo:margin-bottom="0cm" loext:contextual-spacing="false" fo:text-indent="0cm" style:auto-text-indent="false" style:writing-mode="page"/>
    </style:style>
    <style:style style:name="P41" style:family="paragraph" style:parent-style-name="Информация_20_о_20_журнале">
      <loext:graphic-properties draw:fill="none"/>
      <style:paragraph-properties fo:margin-left="0cm" fo:margin-right="0.15cm" fo:margin-top="0cm" fo:margin-bottom="0cm" loext:contextual-spacing="false" fo:text-indent="0cm" style:auto-text-indent="false" fo:background-color="transparent" style:writing-mode="page"/>
    </style:style>
    <style:style style:name="P42" style:family="paragraph" style:parent-style-name="Информация_20_о_20_журнале">
      <style:paragraph-properties fo:margin-left="0cm" fo:margin-right="0.15cm" fo:margin-top="0cm" fo:margin-bottom="0cm" loext:contextual-spacing="false" fo:text-indent="0cm" style:auto-text-indent="false" style:writing-mode="page"/>
      <style:text-properties officeooo:paragraph-rsid="018dc166" style:text-scale="92%"/>
    </style:style>
    <style:style style:name="P43"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4"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5"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8"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9" style:family="paragraph" style:parent-style-name="Редколлегия_20_Англ">
      <style:paragraph-properties fo:margin-top="0cm" fo:margin-bottom="0.499cm" loext:contextual-spacing="false"/>
    </style:style>
    <style:style style:name="P50" style:family="paragraph" style:parent-style-name="Редколлегия">
      <style:paragraph-properties fo:margin-top="0cm" fo:margin-bottom="0.499cm" loext:contextual-spacing="false">
        <style:tab-stops/>
      </style:paragraph-properties>
      <style:text-properties officeooo:paragraph-rsid="01ad3464"/>
    </style:style>
    <style:style style:name="P51" style:family="paragraph" style:parent-style-name="Информация_20_о_20_журнале">
      <loext:graphic-properties draw:fill="none" draw:fill-color="#729fcf"/>
      <style:paragraph-properties fo:margin-left="0cm" fo:margin-right="0.131cm" fo:margin-top="0cm" fo:margin-bottom="0.3cm" loext:contextual-spacing="false" fo:line-height="0.319cm" fo:text-align="justify" style:justify-single-word="false" fo:hyphenation-ladder-count="no-limit" fo:text-indent="0cm" style:auto-text-indent="false" fo:background-color="transparent" text:number-lines="false" text:line-number="0" style:writing-mode="page"/>
      <style:text-properties style:text-scale="96%" fo:hyphenate="false" fo:hyphenation-remain-char-count="2" fo:hyphenation-push-char-count="2"/>
    </style:style>
    <style:style style:name="P52" style:family="paragraph" style:parent-style-name="Standard">
      <style:paragraph-properties fo:margin-top="0.212cm" fo:margin-bottom="0cm" loext:contextual-spacing="false" fo:line-height="0.388c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3" style:family="paragraph" style:parent-style-name="Standard">
      <style:paragraph-properties fo:margin-top="0.212cm" fo:margin-bottom="0cm" loext:contextual-spacing="false" fo:line-height="0.388cm"/>
      <style:text-properties style:font-name="Liberation Serif4" fo:font-size="8pt" fo:font-style="italic" officeooo:paragraph-rsid="0058f8b8" style:font-size-asian="8pt" style:font-style-asian="italic" style:font-name-complex="Liberation Serif4"/>
    </style:style>
    <style:style style:name="P54" style:family="paragraph" style:parent-style-name="Standard">
      <style:paragraph-properties fo:margin-top="0.212cm" fo:margin-bottom="0cm" loext:contextual-spacing="false" fo:line-height="0.388cm"/>
      <style:text-properties style:font-name="Liberation Serif4" fo:font-size="9pt" officeooo:paragraph-rsid="0058f8b8" style:font-size-asian="9pt" style:font-size-complex="9pt"/>
    </style:style>
    <style:style style:name="P55" style:family="paragraph" style:parent-style-name="Standard">
      <style:paragraph-properties fo:margin-top="0.212cm" fo:margin-bottom="0cm" loext:contextual-spacing="false" fo:line-height="0.388cm"/>
      <style:text-properties style:font-name="Liberation Serif4" fo:font-size="9pt" fo:font-style="italic" officeooo:paragraph-rsid="0058f8b8" style:font-size-asian="9pt" style:font-style-asian="italic" style:font-size-complex="9pt"/>
    </style:style>
    <style:style style:name="P56" style:family="paragraph" style:parent-style-name="Standard">
      <style:paragraph-properties fo:margin-top="0cm" fo:margin-bottom="0.212cm" loext:contextual-spacing="false" fo:line-height="0.388cm"/>
      <style:text-properties style:font-name="Liberation Serif4" fo:font-size="9pt" fo:font-style="italic" officeooo:paragraph-rsid="0058f8b8" style:font-size-asian="9pt" style:font-style-asian="italic" style:font-name-complex="Liberation Serif4" style:font-size-complex="9pt"/>
    </style:style>
    <style:style style:name="P57" style:family="paragraph" style:parent-style-name="Standard">
      <style:paragraph-properties fo:margin-top="0cm" fo:margin-bottom="0.212cm" loext:contextual-spacing="false" fo:line-height="0.388cm" fo:text-align="start" style:justify-single-word="false"/>
      <style:text-properties style:font-name="Liberation Serif4" fo:font-size="9pt" officeooo:paragraph-rsid="0058f8b8" style:font-size-asian="9pt" style:font-size-complex="9pt"/>
    </style:style>
    <style:style style:name="P58" style:family="paragraph" style:parent-style-name="Standard">
      <style:paragraph-properties fo:line-height="0.49c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59" style:family="paragraph" style:parent-style-name="Standard">
      <style:paragraph-properties fo:line-height="0.49c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60" style:family="paragraph" style:parent-style-name="Информация_20_для_20_авторов">
      <style:text-properties fo:letter-spacing="-0.002cm"/>
    </style:style>
    <style:style style:name="P61"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style:font-name="Liberation Serif4" fo:font-size="10pt" officeooo:paragraph-rsid="0058f8b8" style:font-size-asian="10pt" style:font-size-complex="10pt"/>
    </style:style>
    <style:style style:name="P62" style:family="paragraph" style:parent-style-name="Text_20_body" style:master-page-name="В_20_номере">
      <style:paragraph-properties style:page-number="auto" fo:break-before="auto" fo:break-after="auto"/>
    </style:style>
    <style:style style:name="P63" style:family="paragraph" style:parent-style-name="Text_20_body" style:master-page-name="Первая_20_страница_20_статьи">
      <style:paragraph-properties style:page-number="auto" fo:break-before="page"/>
      <style:text-properties officeooo:paragraph-rsid="0244b9c1"/>
    </style:style>
    <style:style style:name="P64" style:family="paragraph">
      <style:paragraph-properties fo:text-align="start" style:justify-single-word="false" fo:padding="0.03cm" fo:border="none" style:writing-mode="page"/>
    </style:style>
    <style:style style:name="P65" style:family="paragraph" style:parent-style-name="Информация_20_для_20_авторов" style:list-style-name="List_20_2"/>
    <style:style style:name="P66" style:family="paragraph" style:parent-style-name="Информация_20_для_20_авторов" style:list-style-name="List_20_2">
      <style:text-properties fo:letter-spacing="0.002cm"/>
    </style:style>
    <style:style style:name="P67"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table-cell table:style-name="Таблица50.A1" office:value-type="string">
            <text:p text:style-name="P29">ИСТОРИЯ ФИЛОСОФИИ</text:p>
            <text:p text:style-name="P43">Научно-теоретический журнал</text:p>
            <text:p text:style-name="P45"><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8">Главный редактор</text:p>
      <text:p text:style-name="P12"><text:span text:style-name="T33">И.И. Блауберг</text:span><text:span text:style-name="T34"> (Институт философии РАН, Москва, Россия)</text:span></text:p>
      <text:p text:style-name="P25">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7"><text:span text:style-name="T30">Международный р</text:span>едакционный совет</text:p>
      <text:p text:style-name="P50"><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span text:style-name="T24">Учредитель</text:span> Федеральное государственное бюджетное учреждение науки Институт философии Российской академии наук</text:p>
            <text:p text:style-name="P38"><text:span text:style-name="T24">Периодичность: </text:span>2 раза в год. Выходит с 1997 г.</text:p>
            <text:p text:style-name="P51"><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1"><text:span text:style-name="T24">Подписной индекс</text:span> в Объединенном каталоге «Пресса России» – 94118</text:p>
          </table:table-cell>
          <table:table-cell table:style-name="Таблица1.B1" office:value-type="string">
            <text:p text:style-name="P33"><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2">Публикуемые материалы прошли процедуру рецензи<text:span text:style-name="T38">­</text:span>рования и экспертного отбора.</text:p>
            <text:p text:style-name="P34"><text:span text:style-name="T24">Адрес редакции:</text:span> Российская Федерация, 109240,<text:line-break/>г. Москва, ул. Гончарная, д. 12, стр. 1, оф. 412</text:p>
            <text:p text:style-name="P34">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table-cell table:style-name="Таблица51.A1" office:value-type="string">
            <text:p text:style-name="P30">HISTORY OF PHILOSOPHY</text:p>
            <text:p text:style-name="P44">(ISTORIYA FILOSOFII)</text:p>
            <text:p text:style-name="P46"><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7">Editor-in-Chief</text:p>
      <text:p text:style-name="P11"><text:span text:style-name="T9">Irina Blauberg </text:span>(RAS Institute of Philosophy, Moscow, Russia)</text:p>
      <text:p text:style-name="P26">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8">Editorial Council</text:p>
      <text:p text:style-name="P4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T24">Publisher:</text:span> Institute of Philosophy, Russian Academy of Sciences</text:p>
            <text:p text:style-name="P40">Frequency: 2 times per year</text:p>
            <text:p text:style-name="P39">First issue: 1997 </text:p>
            <text:p text:style-name="P37"><text:span text:style-name="T24">The journal is registered</text:span> with the Federal Service for Supervision of Communications, Information Technology, and Mass Media (Roskomnadzor). The Mass Media Registration Certificate No. FS77-61225 on April 3, 2015</text:p>
            <text:p text:style-name="P37"><text:span text:style-name="T24">Subscription index</text:span> in the United Catalogue “The Russian Press” is 94118</text:p>
          </table:table-cell>
          <table:table-cell table:style-name="Таблица2.B1" office:value-type="string">
            <text:p text:style-name="P33"><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1">All materials published in the “History of Philosophy” journal undergo peer review process</text:p>
            <text:p text:style-name="P35"><text:span text:style-name="T24">Editorial address:</text:span> 12/1 Goncharnaya Str., Moscow 109240, Russian Federation</text:p>
            <text:p text:style-name="P35">Tel.: +7 (495) 697-73-26; e-mail: hist_phil@iph.ras.ru;</text:p>
            <text:p text:style-name="P36">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p text:style-name="P63"><text:span text:style-name="Character_5f_20_5f_style"/></text:p>
      <text:p text:style-name="P61">Научно-теоретический журнал</text:p>
      <text:p text:style-name="P24"/>
      <text:p text:style-name="P58">История философии / History of Philosophy</text:p>
      <text:p text:style-name="P59"><text:variable-get text:name="Год" style:data-style-name="N0">2019</text:variable-get>. Том <text:variable-get text:name="Том" style:data-style-name="N0">24</text:variable-get>. Номер <text:variable-get text:name="Номер" style:data-style-name="N0">1</text:variable-get></text:p>
      <text:p text:style-name="P53"/>
      <text:p text:style-name="P52"><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2"/>
      <text:p text:style-name="P52">Свидетельство о регистрации СМИ: ПИ <text:span text:style-name="T35">№</text:span> ФС77-61225 от 03 апреля 2015 г.</text:p>
      <text:p text:style-name="P54"/>
      <text:p text:style-name="P16">Главный редактор: <text:span text:style-name="T9">И.И. Блауберг</text:span></text:p>
      <text:p text:style-name="P16">Зам. главного редактора: <text:span text:style-name="T9">П.А. Гаджикурбанова</text:span></text:p>
      <text:p text:style-name="P16">Научны<text:span text:style-name="T39">е</text:span> редактор<text:span text:style-name="T39">ы</text:span>: <text:span text:style-name="T10">А.М. Гагинский, </text:span><text:span text:style-name="T9">А.Э. Савин</text:span></text:p>
      <text:p text:style-name="P16">Редактор: <text:span text:style-name="T9">А.А. Чикин</text:span></text:p>
      <text:p text:style-name="P16">Зав. редакцией: <text:span text:style-name="T9">Н.А. Татаренко</text:span></text:p>
      <text:p text:style-name="P55"/>
      <text:p text:style-name="P20"><text:span text:style-name="T2">Художники: </text:span><text:span text:style-name="T11">О.О. Петина, Ю.А. Аношина</text:span></text:p>
      <text:p text:style-name="P20"><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0"><text:span text:style-name="T2">Корректор </text:span><text:span text:style-name="T11">И.А. Мальцева</text:span></text:p>
      <text:p text:style-name="P56"/>
      <text:p text:style-name="P57">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6"/>
      <text:p text:style-name="P21">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7"/>
      <text:p text:style-name="P22">Отпечатано в ЦОП Института философии РАН<text:line-break/>109240, г. Москва, ул. Гончарная, д. 12, стр. 1</text:p>
      <text:p text:style-name="P18"/>
      <text:p text:style-name="P19">Свободная цена</text:p>
      <text:p text:style-name="P18"/>
      <text:p text:style-name="P23">Информацию о журнале «История философии» см. на сайте: http://iph.ras.ru/hp.htm</text:p>
      <text:p text:style-name="P67">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4108141314" text:style-name="List_20_2">
        <text:list-item>
          <text:p text:style-name="P65">сведения об авторе(ах):</text:p>
          <text:list>
            <text:list-item>
              <text:p text:style-name="P65">фамилия, имя и отчество автора (полностью);</text:p>
            </text:list-item>
            <text:list-item>
              <text:p text:style-name="P65">ученая степень, ученое звание;</text:p>
            </text:list-item>
            <text:list-item>
              <text:p text:style-name="P65">место работы;</text:p>
            </text:list-item>
            <text:list-item>
              <text:p text:style-name="P65">полный адрес места работы (включая страну, индекс, город);</text:p>
            </text:list-item>
            <text:list-item>
              <text:p text:style-name="P65">адрес электронной почты автора.</text:p>
            </text:list-item>
          </text:list>
        </text:list-item>
        <text:list-item>
          <text:p text:style-name="P65">название статьи;</text:p>
        </text:list-item>
        <text:list-item>
          <text:p text:style-name="P65">аннотация (от 200 до 400 слов);</text:p>
        </text:list-item>
        <text:list-item>
          <text:p text:style-name="P65">ключевые слова (до 10 слов и словосочетаний);</text:p>
        </text:list-item>
        <text:list-item>
          <text:p text:style-name="P65">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14611355631639" text:continue-list="list4108141314" text:style-name="List_20_2">
        <text:list-item text:start-value="1">
          <text:p text:style-name="P65">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6">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5">автор (транслитерация);</text:p>
            </text:list-item>
            <text:list-item>
              <text:p text:style-name="P65">заглавие статьи (транслитерация);</text:p>
            </text:list-item>
            <text:list-item>
              <text:p text:style-name="P65">[перевод заглавия статьи на английский язык в квадратных скобках];</text:p>
            </text:list-item>
            <text:list-item>
              <text:p text:style-name="P65">название русскоязычного источника (транслитерация);</text:p>
            </text:list-item>
            <text:list-item>
              <text:p text:style-name="P65">[перевод названия источника на английский язык в квадратных скобках];</text:p>
            </text:list-item>
            <text:list-item>
              <text:p text:style-name="P65">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0"><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3cm" fo:margin-bottom="0.801cm" loext:contextual-spacing="false" fo:line-height="100%" fo:text-align="center" style:justify-single-word="false" fo:text-indent="0c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cm" fo:margin-bottom="0c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4cm" fo:margin-bottom="0.6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3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7cm" fo:margin-bottom="0.499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3cm" loext:contextual-spacing="false" fo:line-height="100%"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0.379cm" fo:text-align="justify" style:justify-single-word="false" style:page-number="auto" fo:background-color="transparent" style:writing-mode="page">
        <style:tab-stops/>
      </style:paragraph-properties>
      <style:text-properties fo:font-size="10pt" fo:letter-spacing="-0.004cm"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cm" draw:fill-image-height="0cm"/>
      <style:paragraph-properties fo:margin-left="0cm" fo:margin-right="0cm" fo:margin-top="0cm" fo:margin-bottom="0cm" loext:contextual-spacing="false" fo:line-height="0.39cm" fo:text-align="justify" style:justify-single-word="false" fo:text-indent="0.7c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cm" fo:margin-bottom="0.101c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0.499cm" fo:margin-right="0.499cm" fo:margin-top="0.212cm" fo:margin-bottom="0.212cm" loext:contextual-spacing="false" fo:line-height="0.388cm" fo:text-indent="0cm" style:auto-text-indent="false" style:writing-mode="page"/>
      <style:text-properties fo:font-size="10pt"/>
    </style:style>
    <style:style style:name="Subtitle" style:family="paragraph" style:parent-style-name="Standard" style:next-style-name="Standard" style:list-style-name="" style:class="chapter">
      <style:paragraph-properties fo:margin-left="0cm" fo:margin-right="0cm" fo:margin-top="0cm" fo:margin-bottom="0.282cm" loext:contextual-spacing="false" fo:text-indent="0.7cm" style:auto-text-indent="false"/>
      <style:text-properties fo:color="#5a5a5a" style:font-name="Calibri" fo:font-family="Calibri, Carlito" style:font-family-generic="swiss" style:font-pitch="variable" fo:font-size="11pt" fo:letter-spacing="0.026c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hyphenation-ladder-count="no-limit" fo:text-indent="1c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cm" fo:margin-bottom="0.212cm" loext:contextual-spacing="false"/>
    </style:style>
    <style:style style:name="msonormal_5f_mailru_5f_css_5f_attribute_5f_postfix" style:display-name="msonormal_mailru_css_attribute_postfi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ntents_20_1_20__28_user_29_" style:display-name="Contents 1 (user)" style:family="paragraph" style:parent-style-name="Standard" style:next-style-name="Standard">
      <style:paragraph-properties fo:margin-left="1.27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cm" fo:margin-bottom="0c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cm" fo:margin-bottom="0.6c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solid" style:text-underline-width="auto" style:text-underline-color="font-color"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0.635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334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60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74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144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414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84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954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224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9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2.886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4.156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426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696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7.966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236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506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1.77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3.046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cm" style:rel-width="100%" table:align="center" style:writing-mode="page"/>
    </style:style>
    <style:style style:name="Таблица3.A" style:family="table-column">
      <style:table-column-properties style:column-width="6.999cm" style:rel-column-width="3968*"/>
    </style:style>
    <style:style style:name="Таблица3.B" style:family="table-column">
      <style:table-column-properties style:column-width="7.001cm" style:rel-column-width="3969*"/>
    </style:style>
    <style:style style:name="Таблица3.A1" style:family="table-cell">
      <style:table-cell-properties fo:padding="0c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c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A1" style:family="table-cell">
      <style:table-cell-properties fo:padding-left="0cm" fo:padding-right="0cm" fo:padding-top="0cm" fo:padding-bottom="0.03c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4cm" style:rel-width="100%" table:align="center" style:writing-mode="page"/>
    </style:style>
    <style:style style:name="Таблица5.A" style:family="table-column">
      <style:table-column-properties style:column-width="6.999cm" style:rel-column-width="3968*"/>
    </style:style>
    <style:style style:name="Таблица5.B" style:family="table-column">
      <style:table-column-properties style:column-width="7.001cm" style:rel-column-width="3969*"/>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03cm" fo:border="none" style:writing-mode="page"/>
    </style:style>
    <style:style style:name="MP8"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MP11"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2"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3"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4"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401cm" fo:page-height="26cm" style:num-format="1" style:print-orientation="portrait" fo:margin-top="1.3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1.051cm" fo:margin-left="0cm" fo:margin-right="0cm" fo:margin-bottom="0.951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draw:fill-color="#729fcf"/>
      </style:footer-style>
    </style:page-layout>
    <style:page-layout style:name="Mpm6">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0">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7.401cm" fo:page-height="26cm" style:num-format="1" style:print-orientation="landscape"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table-cell table:style-name="Таблица180.A1" office:value-type="string">
              <text:p text:style-name="MP7"/>
            </table:table-cell>
            <table:table-cell table:style-name="Таблица180.A1" office:value-type="string">
              <text:p text:style-name="MP8"><text:page-number text:select-page="current">7</text:page-number></text:p>
            </table:table-cell>
          </table:table-row>
        </table:table>
      </style:header>
      <style:header-left>
        <table:table table:name="Таблица181" table:style-name="Таблица181">
          <table:table-column table:style-name="Таблица181.A"/>
          <table:table-column table:style-name="Таблица181.B"/>
          <table:table-row>
            <table:table-cell table:style-name="Таблица181.A1" office:value-type="string">
              <text:p text:style-name="MP9"><text:page-number text:select-page="current">6</text:page-number></text:p>
            </table:table-cell>
            <table:table-cell table:style-name="Таблица181.A1" office:value-type="string">
              <text:p text:style-name="MP10"/>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11">УДК </text:p>
            </table:table-cell>
            <table:table-cell table:style-name="Таблица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4"/>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5.2$Linux_X86_64 LibreOffice_project/90f8dcf33c87b3705e78202e3df5142b201bd805</meta:generator>
    <meta:editing-duration>PT10H36S</meta:editing-duration>
    <meta:editing-cycles>77</meta:editing-cycles>
    <dc:date>2019-04-18T11:45:38.517531325</dc:date>
    <meta:print-date>2019-03-28T22:30:16.330000000</meta:print-date>
    <meta:document-statistic meta:table-count="9" meta:image-count="0" meta:object-count="0" meta:page-count="8" meta:paragraph-count="117" meta:word-count="1666" meta:character-count="13027" meta:non-whitespace-character-count="11470"/>
  </office:meta>
</office:document-meta>
</file>